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fo:font-weight="bold" officeooo:rsid="00124b1f" officeooo:paragraph-rsid="00124b1f" style:font-size-asian="36pt" style:font-style-asian="italic" style:font-weight-asian="bold" style:font-size-complex="3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ste documento esta vací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02:31:37.510581129</meta:creation-date>
    <dc:date>2015-12-18T03:07:31.090181057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4.2.8.2$Linux_x86 LibreOffice_project/420m0$Build-2</meta:generator>
  </office:meta>
</office:document-meta>
</file>